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3:40:00" calcext:value-type="date">
            <text:p>02/23/22 01:40 PM</text:p>
          </table:table-cell>
          <table:table-cell table:style-name="ce5" office:value-type="date" office:date-value="2022-02-23T13:50:00" calcext:value-type="date">
            <text:p>02/23/22 01:50 PM</text:p>
          </table:table-cell>
          <table:table-cell table:style-name="ce15" table:formula="of:=[.B82]-[.A82]" office:value-type="time" office:time-value="PT00H10M00S" calcext:value-type="time">
            <text:p>00:10:00</text:p>
          </table:table-cell>
          <table:table-cell table:style-name="ce7" table:formula="of:=[.C82]+[.D81]" office:value-type="time" office:time-value="PT50H05M59.999999S" calcext:value-type="time">
            <text:p>50:06:00</text:p>
          </table:table-cell>
          <table:table-cell office:value-type="string" calcext:value-type="string">
            <text:p>Week 7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4:00:00" calcext:value-type="date">
            <text:p>02/23/22 02:00 PM</text:p>
          </table:table-cell>
          <table:table-cell table:style-name="ce5" office:value-type="date" office:date-value="2022-02-23T14:10:00" calcext:value-type="date">
            <text:p>02/23/22 02:10 PM</text:p>
          </table:table-cell>
          <table:table-cell table:style-name="ce15" table:formula="of:=[.B83]-[.A83]" office:value-type="time" office:time-value="PT00H10M00S" calcext:value-type="time">
            <text:p>00:10:00</text:p>
          </table:table-cell>
          <table:table-cell table:style-name="ce7" table:formula="of:=[.C83]+[.D82]" office:value-type="time" office:time-value="PT50H15M59.999999S" calcext:value-type="time">
            <text:p>50:16:00</text:p>
          </table:table-cell>
          <table:table-cell office:value-type="string" calcext:value-type="string">
            <text:p>Group meeting →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8:30:00" calcext:value-type="date">
            <text:p>02/24/22 06:30 PM</text:p>
          </table:table-cell>
          <table:table-cell table:style-name="ce5" office:value-type="date" office:date-value="2022-02-24T19:30:00" calcext:value-type="date">
            <text:p>02/24/22 07:30 PM</text:p>
          </table:table-cell>
          <table:table-cell table:style-name="ce15" table:formula="of:=[.B84]-[.A84]" office:value-type="time" office:time-value="PT01H00M00S" calcext:value-type="time">
            <text:p>01:00:00</text:p>
          </table:table-cell>
          <table:table-cell table:style-name="ce7" table:formula="of:=[.C84]+[.D83]" office:value-type="time" office:time-value="PT51H15M59.999999S" calcext:value-type="time">
            <text:p>51:16:00</text:p>
          </table:table-cell>
          <table:table-cell office:value-type="string" calcext:value-type="string">
            <text:p>Milestone 4 initialization; completed 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9:10:00" calcext:value-type="date">
            <text:p>02/24/22 07:10 PM</text:p>
          </table:table-cell>
          <table:table-cell table:style-name="ce5" office:value-type="date" office:date-value="2022-02-24T19:20:00" calcext:value-type="date">
            <text:p>02/24/22 07:20 PM</text:p>
          </table:table-cell>
          <table:table-cell table:style-name="ce15" table:formula="of:=[.B85]-[.A85]" office:value-type="time" office:time-value="PT00H10M00S" calcext:value-type="time">
            <text:p>00:10:00</text:p>
          </table:table-cell>
          <table:table-cell table:style-name="ce7" table:formula="of:=[.C85]+[.D84]" office:value-type="time" office:time-value="PT51H25M59.999999S" calcext:value-type="time">
            <text:p>51:26:00</text:p>
          </table:table-cell>
          <table:table-cell office:value-type="string" calcext:value-type="string">
            <text:p>Milestone 4 wrap up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8T10:00:00" calcext:value-type="date">
            <text:p>02/28/22 10:00 AM</text:p>
          </table:table-cell>
          <table:table-cell table:style-name="ce5" office:value-type="date" office:date-value="2022-02-28T11:50:00" calcext:value-type="date">
            <text:p>02/28/22 11:50 AM</text:p>
          </table:table-cell>
          <table:table-cell table:style-name="ce15" table:formula="of:=[.B86]-[.A86]" office:value-type="time" office:time-value="PT01H50M00S" calcext:value-type="time">
            <text:p>01:50:00</text:p>
          </table:table-cell>
          <table:table-cell table:style-name="ce7" table:formula="of:=[.C86]+[.D85]" office:value-type="time" office:time-value="PT53H15M59.999999S" calcext:value-type="time">
            <text:p>53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1T10:00:00" calcext:value-type="date">
            <text:p>03/01/22 10:00 AM</text:p>
          </table:table-cell>
          <table:table-cell table:style-name="ce5" office:value-type="date" office:date-value="2022-03-01T12:15:00" calcext:value-type="date">
            <text:p>03/01/22 12:15 PM</text:p>
          </table:table-cell>
          <table:table-cell table:style-name="ce15" table:formula="of:=[.B87]-[.A87]" office:value-type="time" office:time-value="PT02H15M00S" calcext:value-type="time">
            <text:p>02:15:00</text:p>
          </table:table-cell>
          <table:table-cell table:style-name="ce7" table:formula="of:=[.C87]+[.D86]" office:value-type="time" office:time-value="PT55H30M59.999999S" calcext:value-type="time">
            <text:p>55:31:00</text:p>
          </table:table-cell>
          <table:table-cell office:value-type="string" calcext:value-type="string">
            <text:p>Work on API: editNetworks is causing me problems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00:00" calcext:value-type="date">
            <text:p>03/02/22 10:00 AM</text:p>
          </table:table-cell>
          <table:table-cell table:style-name="ce5" office:value-type="date" office:date-value="2022-03-02T10:15:00" calcext:value-type="date">
            <text:p>03/02/22 10:15 AM</text:p>
          </table:table-cell>
          <table:table-cell table:style-name="ce15" table:formula="of:=[.B88]-[.A88]" office:value-type="time" office:time-value="PT00H15M00S" calcext:value-type="time">
            <text:p>00:15:00</text:p>
          </table:table-cell>
          <table:table-cell table:style-name="ce7" table:formula="of:=[.C88]+[.D87]" office:value-type="time" office:time-value="PT55H45M59.999999S" calcext:value-type="time">
            <text:p>55:4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15:00" calcext:value-type="date">
            <text:p>03/02/22 10:15 AM</text:p>
          </table:table-cell>
          <table:table-cell table:style-name="ce5" office:value-type="date" office:date-value="2022-03-02T10:55:00" calcext:value-type="date">
            <text:p>03/02/22 10:55 AM</text:p>
          </table:table-cell>
          <table:table-cell table:style-name="ce15" table:formula="of:=[.B89]-[.A89]" office:value-type="time" office:time-value="PT00H40M00S" calcext:value-type="time">
            <text:p>00:40:00</text:p>
          </table:table-cell>
          <table:table-cell table:style-name="ce7" table:formula="of:=[.C89]+[.D88]" office:value-type="time" office:time-value="PT56H25M59.999999S" calcext:value-type="time">
            <text:p>56:26:00</text:p>
          </table:table-cell>
          <table:table-cell office:value-type="string" calcext:value-type="string">
            <text:p>Work on API: got editNetwork working, changed autoConf over to wpa_ctr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3:10:00" calcext:value-type="date">
            <text:p>03/02/22 01:10 PM</text:p>
          </table:table-cell>
          <table:table-cell table:style-name="ce5" office:value-type="date" office:date-value="2022-03-02T13:35:00" calcext:value-type="date">
            <text:p>03/02/22 01:35 PM</text:p>
          </table:table-cell>
          <table:table-cell table:style-name="ce15" table:formula="of:=[.B90]-[.A90]" office:value-type="time" office:time-value="PT00H25M00S" calcext:value-type="time">
            <text:p>00:25:00</text:p>
          </table:table-cell>
          <table:table-cell table:style-name="ce7" table:formula="of:=[.C90]+[.D89]" office:value-type="time" office:time-value="PT56H50M59.999999S" calcext:value-type="time">
            <text:p>56:51:00</text:p>
          </table:table-cell>
          <table:table-cell office:value-type="string" calcext:value-type="string">
            <text:p>Work on API→ merge features into master; 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3T08:45:00" calcext:value-type="date">
            <text:p>03/03/22 08:45 AM</text:p>
          </table:table-cell>
          <table:table-cell table:style-name="ce5" office:value-type="date" office:date-value="2022-03-03T10:00:00" calcext:value-type="date">
            <text:p>03/03/22 10:00 AM</text:p>
          </table:table-cell>
          <table:table-cell table:style-name="ce15" table:formula="of:=[.B91]-[.A91]" office:value-type="time" office:time-value="PT01H15M00S" calcext:value-type="time">
            <text:p>01:15:00</text:p>
          </table:table-cell>
          <table:table-cell table:style-name="ce7" table:formula="of:=[.C91]+[.D90]" office:value-type="time" office:time-value="PT58H05M59.999999S" calcext:value-type="time">
            <text:p>58:06:00</text:p>
          </table:table-cell>
          <table:table-cell office:value-type="string" calcext:value-type="string">
            <text:p>Work on API: It is practically finished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6T12:05:00" calcext:value-type="date">
            <text:p>03/06/22 12:05 PM</text:p>
          </table:table-cell>
          <table:table-cell table:style-name="ce5" office:value-type="date" office:date-value="2022-03-06T12:30:00" calcext:value-type="date">
            <text:p>03/06/22 12:30 PM</text:p>
          </table:table-cell>
          <table:table-cell table:style-name="ce15" table:formula="of:=[.B92]-[.A92]" office:value-type="time" office:time-value="PT00H25M00S" calcext:value-type="time">
            <text:p>00:25:00</text:p>
          </table:table-cell>
          <table:table-cell table:style-name="ce7" table:formula="of:=[.C92]+[.D91]" office:value-type="time" office:time-value="PT58H30M59.999999S" calcext:value-type="time">
            <text:p>58:31:00</text:p>
          </table:table-cell>
          <table:table-cell office:value-type="string" calcext:value-type="string">
            <text:p>Help Stephen figure out why the CLI isn’t working: There was no problem, just terrible user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8T11:00:00" calcext:value-type="date">
            <text:p>03/08/22 11:00 AM</text:p>
          </table:table-cell>
          <table:table-cell table:style-name="ce5" office:value-type="date" office:date-value="2022-03-08T13:00:00" calcext:value-type="date">
            <text:p>03/08/22 01:00 PM</text:p>
          </table:table-cell>
          <table:table-cell table:style-name="ce15" table:formula="of:=[.B93]-[.A93]" office:value-type="time" office:time-value="PT02H00M00S" calcext:value-type="time">
            <text:p>02:00:00</text:p>
          </table:table-cell>
          <table:table-cell table:style-name="ce7" table:formula="of:=[.C93]+[.D92]" office:value-type="time" office:time-value="PT60H30M59.999999S" calcext:value-type="time">
            <text:p>60:31:00</text:p>
          </table:table-cell>
          <table:table-cell office:value-type="string" calcext:value-type="string">
            <text:p>Improve API output: finished listAvailable; listConfigured not as trivial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0:00:00" calcext:value-type="date">
            <text:p>03/09/22 10:00 AM</text:p>
          </table:table-cell>
          <table:table-cell table:style-name="ce5" office:value-type="date" office:date-value="2022-03-09T11:25:00" calcext:value-type="date">
            <text:p>03/09/22 11:25 AM</text:p>
          </table:table-cell>
          <table:table-cell table:style-name="ce15" table:formula="of:=[.B94]-[.A94]" office:value-type="time" office:time-value="PT01H25M00S" calcext:value-type="time">
            <text:p>01:25:00</text:p>
          </table:table-cell>
          <table:table-cell table:style-name="ce7" table:formula="of:=[.C94]+[.D93]" office:value-type="time" office:time-value="PT61H55M59.999999S" calcext:value-type="time">
            <text:p>61:5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3:20:00" calcext:value-type="date">
            <text:p>03/09/22 01:20 PM</text:p>
          </table:table-cell>
          <table:table-cell table:style-name="ce5" office:value-type="date" office:date-value="2022-03-09T14:25:00" calcext:value-type="date">
            <text:p>03/09/22 02:25 PM</text:p>
          </table:table-cell>
          <table:table-cell table:style-name="ce15" table:formula="of:=[.B95]-[.A95]" office:value-type="time" office:time-value="PT01H05M00S" calcext:value-type="time">
            <text:p>01:05:00</text:p>
          </table:table-cell>
          <table:table-cell table:style-name="ce7" table:formula="of:=[.C95]+[.D94]" office:value-type="time" office:time-value="PT63H00M59.999999S" calcext:value-type="time">
            <text:p>63:01:00</text:p>
          </table:table-cell>
          <table:table-cell office:value-type="string" calcext:value-type="string">
            <text:p>Work on API and … maybe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4:25:00" calcext:value-type="date">
            <text:p>03/09/22 02:25 PM</text:p>
          </table:table-cell>
          <table:table-cell table:style-name="ce5" office:value-type="date" office:date-value="2022-03-09T14:30:00" calcext:value-type="date">
            <text:p>03/09/22 02:30 PM</text:p>
          </table:table-cell>
          <table:table-cell table:style-name="ce15" table:formula="of:=[.B96]-[.A96]" office:value-type="time" office:time-value="PT00H05M00S" calcext:value-type="time">
            <text:p>00:05:00</text:p>
          </table:table-cell>
          <table:table-cell table:style-name="ce7" table:formula="of:=[.C96]+[.D95]" office:value-type="time" office:time-value="PT63H05M59.999999S" calcext:value-type="time">
            <text:p>63:06:00</text:p>
          </table:table-cell>
          <table:table-cell office:value-type="string" calcext:value-type="string">
            <text:p>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0T08:55:00" calcext:value-type="date">
            <text:p>03/10/22 08:55 AM</text:p>
          </table:table-cell>
          <table:table-cell table:style-name="ce5" office:value-type="date" office:date-value="2022-03-10T09:30:00" calcext:value-type="date">
            <text:p>03/10/22 09:30 AM</text:p>
          </table:table-cell>
          <table:table-cell table:style-name="ce15" table:formula="of:=[.B97]-[.A97]" office:value-type="time" office:time-value="PT00H35M00S" calcext:value-type="time">
            <text:p>00:35:00</text:p>
          </table:table-cell>
          <table:table-cell table:style-name="ce7" table:formula="of:=[.C97]+[.D96]" office:value-type="time" office:time-value="PT63H40M59.999999S" calcext:value-type="time">
            <text:p>63:41:00</text:p>
          </table:table-cell>
          <table:table-cell office:value-type="string" calcext:value-type="string">
            <text:p>Initialize Milestone 5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30:00" calcext:value-type="date">
            <text:p>03/11/22 01:30 PM</text:p>
          </table:table-cell>
          <table:table-cell table:style-name="ce5" office:value-type="date" office:date-value="2022-03-11T13:50:00" calcext:value-type="date">
            <text:p>03/11/22 01:50 PM</text:p>
          </table:table-cell>
          <table:table-cell table:style-name="ce15" table:formula="of:=[.B98]-[.A98]" office:value-type="time" office:time-value="PT00H20M00S" calcext:value-type="time">
            <text:p>00:20:00</text:p>
          </table:table-cell>
          <table:table-cell table:style-name="ce7" table:formula="of:=[.C98]+[.D97]" office:value-type="time" office:time-value="PT64H00M59.999999S" calcext:value-type="time">
            <text:p>64:01:00</text:p>
          </table:table-cell>
          <table:table-cell office:value-type="string" calcext:value-type="string">
            <text:p>Finish Milestone 5, do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50:00" calcext:value-type="date">
            <text:p>03/11/22 01:50 PM</text:p>
          </table:table-cell>
          <table:table-cell table:style-name="ce5" office:value-type="date" office:date-value="2022-03-11T14:30:00" calcext:value-type="date">
            <text:p>03/11/22 02:30 PM</text:p>
          </table:table-cell>
          <table:table-cell table:style-name="ce15" table:formula="of:=[.B99]-[.A99]" office:value-type="time" office:time-value="PT00H40M00S" calcext:value-type="time">
            <text:p>00:40:00</text:p>
          </table:table-cell>
          <table:table-cell table:style-name="ce7" table:formula="of:=[.C99]+[.D98]" office:value-type="time" office:time-value="PT64H40M59.999999S" calcext:value-type="time">
            <text:p>64:41:00</text:p>
          </table:table-cell>
          <table:table-cell office:value-type="string" calcext:value-type="string">
            <text:p>Begin presentation work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4-01T11:20:00" calcext:value-type="date">
            <text:p>04/01/22 11:20 AM</text:p>
          </table:table-cell>
          <table:table-cell table:style-name="ce5" office:value-type="date" office:date-value="2022-04-01T11:45:00" calcext:value-type="date">
            <text:p>04/01/22 11:45 AM</text:p>
          </table:table-cell>
          <table:table-cell table:style-name="ce15" table:formula="of:=[.B101]-[.A101]" office:value-type="time" office:time-value="PT00H25M00S" calcext:value-type="time">
            <text:p>00:25:00</text:p>
          </table:table-cell>
          <table:table-cell table:style-name="ce7" table:formula="of:=[.C101]+[.D100]" office:value-type="time" office:time-value="PT00H25M00S" calcext:value-type="time">
            <text:p>00:25:00</text:p>
          </table:table-cell>
          <table:table-cell office:value-type="string" calcext:value-type="string">
            <text:p>Initialize and work on milestone 6/quarter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4T14:00:00" calcext:value-type="date">
            <text:p>04/04/22 02:00 PM</text:p>
          </table:table-cell>
          <table:table-cell table:style-name="ce5" office:value-type="date" office:date-value="2022-04-04T15:45:00" calcext:value-type="date">
            <text:p>04/04/22 03:45 PM</text:p>
          </table:table-cell>
          <table:table-cell table:style-name="ce15" table:formula="of:=[.B102]-[.A102]" office:value-type="time" office:time-value="PT01H45M00S" calcext:value-type="time">
            <text:p>01:45:00</text:p>
          </table:table-cell>
          <table:table-cell table:style-name="ce7" table:formula="of:=[.C102]+[.D101]" office:value-type="time" office:time-value="PT02H10M00S" calcext:value-type="time">
            <text:p>02:10:00</text:p>
          </table:table-cell>
          <table:table-cell office:value-type="string" calcext:value-type="string">
            <text:p>Work on API output; client meeting; moved api test and turned api into library</text:p>
          </table:table-cell>
          <table:table-cell table:number-columns-repeated="59"/>
        </table:table-row>
        <table:table-row table:style-name="ro1">
          <table:table-cell table:number-columns-repeated="2" table:style-name="ce5" office:value-type="date" office:date-value="2022-04-05T09:45:00" calcext:value-type="date">
            <text:p>04/05/22 09:45 AM</text:p>
          </table:table-cell>
          <table:table-cell table:style-name="ce15" table:formula="of:=[.B103]-[.A103]" office:value-type="time" office:time-value="PT00H00M00S" calcext:value-type="time">
            <text:p>00:00:00</text:p>
          </table:table-cell>
          <table:table-cell table:style-name="ce7" table:formula="of:=[.C103]+[.D102]" office:value-type="time" office:time-value="PT02H10M00S" calcext:value-type="time">
            <text:p>02:10:00</text:p>
          </table:table-cell>
          <table:table-cell office:value-type="string" calcext:value-type="string">
            <text:p>Work on API output; client meeting; moved api test and turned api into library</text:p>
          </table:table-cell>
          <table:table-cell table:number-columns-repeated="59"/>
        </table:table-row>
        <table:table-row table:style-name="ro1" table:number-rows-repeated="104847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6P2" style:volatile="true">
      <number:currency-symbol/>
      <number:fill-character> </number:fill-character>
      <number:text>- </number:text>
    </number:currency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3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date-style style:name="N135">
      <number:month number:textual="true"/>
      <number:text>-</number:text>
      <number:year/>
    </number:dat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0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0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0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number-style style:name="N143P0" style:volatile="true">
      <number:number number:decimal-places="0" number:min-decimal-places="0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time-style style:name="N144">
      <number:minutes number:style="long"/>
      <number:text>:</number:text>
      <number:seconds number:style="long" number:decimal-places="1"/>
    </number:time-style>
    <number:date-style style:name="N145">
      <number:day/>
      <number:text>-</number:text>
      <number:month number:textual="true"/>
      <number:text>-</number:text>
      <number:year/>
    </number:date-style>
    <number:time-style style:name="N146">
      <number:hours/>
      <number:text>:</number:text>
      <number:minutes number:style="long"/>
      <number:text> </number:text>
      <number:am-pm/>
    </number:time-style>
    <number:time-style style:name="N147">
      <number:hours/>
      <number:text>:</number:text>
      <number:minutes number:style="long"/>
      <number:text>:</number:text>
      <number:seconds number:style="long"/>
    </number:time-style>
    <number:time-style style:name="N148">
      <number:hours/>
      <number:text>:</number:text>
      <number:minutes number:style="long"/>
    </number:time-style>
    <number:date-style style:name="N149">
      <number:day/>
      <number:text>-</number:text>
      <number:month number:textual="true"/>
    </number:date-style>
    <number:currency-style style:name="N15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1P0"/>
    </number:currency-style>
    <number:currency-style style:name="N15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2P0"/>
    </number:currency-style>
    <number:currency-style style:name="N15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3P0"/>
    </number:currency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8P2" style:volatile="true">
      <number:text> </number:text>
      <number:fill-character> </number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date-style style:name="N159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05">00/00/0000</text:date>, <text:time style:data-style-name="N2" text:time-value="16:40:42.33539044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01T12:56:25</meta:creation-date>
    <dc:language>en-US</dc:language>
    <dc:date>2022-04-05T16:41:14.061067512</dc:date>
    <meta:editing-cycles>163</meta:editing-cycles>
    <meta:editing-duration>P2DT4H41M47S</meta:editing-duration>
    <meta:generator>LibreOffice/7.2.4.1$NetBSD_X86_64 LibreOffice_project/20$Build-1</meta:generator>
    <meta:document-statistic meta:table-count="1" meta:cell-count="496" meta:object-count="0"/>
    <meta:user-defined meta:name="AppVersion">15.0000</meta:user-defined>
  </office:meta>
</office:document-meta>
</file>